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add6ff" draw:textarea-horizontal-align="center" draw:textarea-vertical-align="middle" draw:fit-to-size="false"/>
    </style:style>
    <style:style style:name="gr2" style:family="graphic" style:parent-style-name="standard">
      <style:graphic-properties draw:fill="solid" draw:fill-color="#add6ff" draw:textarea-horizontal-align="center" draw:textarea-vertical-align="middle" draw:fit-to-size="false" draw:fit-to-contour="false" fo:padding-top="0cm" fo:padding-bottom="0cm" fo:padding-left="0cm" fo:padding-right="0cm"/>
    </style:style>
    <style:style style:name="gr3" style:family="graphic" style:parent-style-name="standard">
      <style:graphic-properties draw:fill="solid" draw:fill-color="#add6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.7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02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T1" style:family="text">
      <style:text-properties fo:font-family="Calibri" style:font-family-generic="swiss" style:font-pitch="variable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3" draw:layer="layout" svg:width="1.905cm" svg:height="1.905cm" svg:x="6.997cm" svg:y="7.96cm">
          <text:p text:style-name="P1"><text:span text:style-name="T1">D</text:span></text:p>
        </draw:rect>
        <draw:rect draw:style-name="gr1" draw:text-style-name="P2" draw:id="id7" draw:layer="layout" svg:width="1.905cm" svg:height="1.905cm" svg:x="18.127cm" svg:y="7.96cm">
          <text:p text:style-name="P1"><text:span text:style-name="T1">D</text:span></text:p>
        </draw:rect>
        <draw:rect draw:style-name="gr1" draw:text-style-name="P2" draw:id="id5" draw:layer="layout" svg:width="1.905cm" svg:height="1.905cm" svg:x="12.777cm" svg:y="7.96cm">
          <text:p text:style-name="P1"><text:span text:style-name="T1">D</text:span></text:p>
        </draw:rect>
        <draw:circle draw:style-name="gr1" draw:text-style-name="P3" draw:id="id2" draw:layer="layout" svg:width="1.905cm" svg:height="1.905cm" svg:x="4.187cm" svg:y="7.96cm">
          <text:p text:style-name="P1"><text:span text:style-name="T2">X</text:span></text:p>
        </draw:circle>
        <draw:circle draw:style-name="gr2" draw:text-style-name="P4" draw:id="id4" draw:layer="layout" svg:width="1.905cm" svg:height="1.905cm" svg:x="9.937cm" svg:y="7.96cm">
          <text:p text:style-name="P1"><text:span text:style-name="T3">+</text:span></text:p>
        </draw:circle>
        <draw:circle draw:style-name="gr1" draw:text-style-name="P3" draw:id="id9" draw:layer="layout" svg:width="1.905cm" svg:height="1.905cm" svg:x="9.937cm" svg:y="10.5cm">
          <text:p text:style-name="P1"><text:span text:style-name="T2">X</text:span></text:p>
        </draw:circle>
        <draw:circle draw:style-name="gr1" draw:text-style-name="P3" draw:id="id10" draw:layer="layout" svg:width="1.905cm" svg:height="1.905cm" svg:x="15.452cm" svg:y="10.435cm">
          <text:p text:style-name="P1"><text:span text:style-name="T2">X</text:span></text:p>
        </draw:circle>
        <draw:circle draw:style-name="gr2" draw:text-style-name="P4" draw:id="id6" draw:layer="layout" svg:width="1.905cm" svg:height="1.905cm" svg:x="15.452cm" svg:y="7.96cm">
          <text:p text:style-name="P1"><text:span text:style-name="T3">+</text:span></text:p>
        </draw:circle>
        <draw:custom-shape draw:style-name="gr3" draw:text-style-name="P5" draw:id="id1" draw:layer="layout" svg:width="2.54cm" svg:height="1.905cm" svg:x="1.012cm" svg:y="7.96cm">
          <text:p text:style-name="P1"><text:span text:style-name="T4">X[n]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id="id15" draw:layer="layout" svg:width="2.54cm" svg:height="1.905cm" svg:x="24.495cm" svg:y="7.967cm">
          <text:p text:style-name="P1"><text:span text:style-name="T4">Y[n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552cm" svg:y1="8.912cm" svg:x2="4.187cm" svg:y2="8.912cm" draw:start-shape="id1" draw:start-glue-point="7" draw:end-shape="id2" draw:end-glue-point="3" svg:d="m3552 8912h635">
          <text:p/>
        </draw:connector>
        <draw:connector draw:style-name="gr4" draw:text-style-name="P1" draw:layer="layout" svg:x1="6.092cm" svg:y1="8.912cm" svg:x2="6.997cm" svg:y2="8.912cm" draw:start-shape="id2" draw:start-glue-point="1" draw:end-shape="id3" draw:end-glue-point="3" svg:d="m6092 8912h905">
          <text:p/>
        </draw:connector>
        <draw:connector draw:style-name="gr4" draw:text-style-name="P1" draw:layer="layout" svg:x1="8.902cm" svg:y1="8.912cm" svg:x2="9.937cm" svg:y2="8.912cm" draw:start-shape="id3" draw:start-glue-point="1" draw:end-shape="id4" draw:end-glue-point="3" svg:d="m8902 8912h1035">
          <text:p/>
        </draw:connector>
        <draw:connector draw:style-name="gr4" draw:text-style-name="P1" draw:layer="layout" svg:x1="11.842cm" svg:y1="8.912cm" svg:x2="12.777cm" svg:y2="8.912cm" draw:start-shape="id4" draw:start-glue-point="1" draw:end-shape="id5" draw:end-glue-point="3" svg:d="m11842 8912h935">
          <text:p/>
        </draw:connector>
        <draw:connector draw:style-name="gr4" draw:text-style-name="P1" draw:layer="layout" svg:x1="14.682cm" svg:y1="8.912cm" svg:x2="15.452cm" svg:y2="8.912cm" draw:start-shape="id5" draw:start-glue-point="1" draw:end-shape="id6" draw:end-glue-point="3" svg:d="m14682 8912h770">
          <text:p/>
        </draw:connector>
        <draw:connector draw:style-name="gr4" draw:text-style-name="P1" draw:layer="layout" svg:x1="17.357cm" svg:y1="8.912cm" svg:x2="18.127cm" svg:y2="8.912cm" draw:start-shape="id6" draw:start-glue-point="1" draw:end-shape="id7" draw:end-glue-point="3" svg:d="m17357 8912h770">
          <text:p/>
        </draw:connector>
        <draw:connector draw:style-name="gr4" draw:text-style-name="P1" draw:layer="layout" draw:line-skew="1.112cm" svg:x1="24.177cm" svg:y1="8.937cm" svg:x2="10.889cm" svg:y2="12.405cm" draw:start-shape="id8" draw:start-glue-point="0" draw:end-shape="id9" draw:end-glue-point="2" svg:d="m24177 8937v5080h-13288v-1612">
          <text:p/>
        </draw:connector>
        <draw:connector draw:style-name="gr4" draw:text-style-name="P1" draw:layer="layout" svg:x1="16.404cm" svg:y1="12.34cm" svg:x2="16.391cm" svg:y2="13.972cm" draw:start-shape="id10" draw:start-glue-point="2" svg:d="m16404 12340v1066h-13v566">
          <text:p/>
        </draw:connector>
        <draw:connector draw:style-name="gr4" draw:text-style-name="P1" draw:layer="layout" svg:x1="10.889cm" svg:y1="10.5cm" svg:x2="10.889cm" svg:y2="9.865cm" draw:start-shape="id9" draw:start-glue-point="0" draw:end-shape="id4" draw:end-glue-point="2" svg:d="m10889 10500v-635">
          <text:p/>
        </draw:connector>
        <draw:connector draw:style-name="gr4" draw:text-style-name="P1" draw:layer="layout" svg:x1="16.404cm" svg:y1="10.435cm" svg:x2="16.404cm" svg:y2="9.865cm" draw:start-shape="id10" draw:start-glue-point="0" draw:end-shape="id6" draw:end-glue-point="2" svg:d="m16404 10435v-570">
          <text:p/>
        </draw:connector>
        <draw:connector draw:style-name="gr5" draw:text-style-name="P1" draw:layer="layout" svg:x1="9.286cm" svg:y1="11.448cm" svg:x2="9.937cm" svg:y2="11.452cm" draw:start-shape="id11" draw:start-glue-point="1" draw:end-shape="id9" draw:end-glue-point="3" svg:d="m9286 11448h326v4h325">
          <text:p/>
        </draw:connector>
        <draw:connector draw:style-name="gr5" draw:text-style-name="P1" draw:layer="layout" svg:x1="14.801cm" svg:y1="11.391cm" svg:x2="15.452cm" svg:y2="11.387cm" draw:start-shape="id12" draw:start-glue-point="1" draw:end-shape="id10" draw:end-glue-point="3" svg:d="m14801 11391h326v-4h325">
          <text:p/>
        </draw:connector>
        <draw:connector draw:style-name="gr6" draw:text-style-name="P1" draw:layer="layout" svg:x1="5.135cm" svg:y1="7.35cm" svg:x2="5.139cm" svg:y2="7.96cm" draw:start-shape="id13" draw:start-glue-point="2" draw:end-shape="id2" draw:end-glue-point="0" svg:d="m5135 7350v305h4v305">
          <text:p/>
        </draw:connector>
        <draw:frame draw:style-name="gr7" draw:text-style-name="P6" draw:id="id13" draw:layer="layout" svg:width="1.289cm" svg:height="1.115cm" svg:x="4.491cm" svg:y="6.235cm">
          <draw:text-box>
            <text:p><text:span text:style-name="T5">a1</text:span></text:p>
          </draw:text-box>
        </draw:frame>
        <draw:frame draw:style-name="gr8" draw:text-style-name="P6" draw:id="id11" draw:layer="layout" svg:width="1.289cm" svg:height="1.043cm" svg:x="7.997cm" svg:y="10.927cm">
          <draw:text-box>
            <text:p><text:span text:style-name="T5">b2</text:span></text:p>
          </draw:text-box>
        </draw:frame>
        <draw:frame draw:style-name="gr9" draw:text-style-name="P6" draw:id="id12" draw:layer="layout" svg:width="1.289cm" svg:height="1.043cm" svg:x="13.512cm" svg:y="10.87cm">
          <draw:text-box>
            <text:p><text:span text:style-name="T5">b1</text:span></text:p>
          </draw:text-box>
        </draw:frame>
        <draw:rect draw:style-name="gr1" draw:text-style-name="P7" draw:id="id14" draw:layer="layout" svg:width="3.175cm" svg:height="1.905cm" svg:x="20.685cm" svg:y="7.967cm">
          <text:p text:style-name="P7"><text:span text:style-name="T6">Rounding</text:span></text:p>
          <text:p text:style-name="P7"><text:span text:style-name="T6">Truncation</text:span></text:p>
        </draw:rect>
        <draw:connector draw:style-name="gr10" draw:text-style-name="P1" draw:layer="layout" svg:x1="20.032cm" svg:y1="8.912cm" svg:x2="20.685cm" svg:y2="8.919cm" draw:start-shape="id7" draw:start-glue-point="1" draw:end-shape="id14" draw:end-glue-point="3" svg:d="m20032 8912h327v7h326">
          <text:p/>
        </draw:connector>
        <draw:connector draw:style-name="gr10" draw:text-style-name="P1" draw:id="id8" draw:layer="layout" svg:x1="23.86cm" svg:y1="8.919cm" svg:x2="24.495cm" svg:y2="8.919cm" draw:start-shape="id14" draw:start-glue-point="1" draw:end-shape="id15" draw:end-glue-point="5" svg:d="m23860 8919h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5-04T01:42:05.85</dc:date>
    <dc:creator>nck ham</dc:creator>
    <meta:generator>OpenOffice.org/3.0$Win32 OpenOffice.org_project/300m15$Build-9379</meta:generator>
    <meta:editing-duration>PT00H14M34S</meta:editing-duration>
    <meta:editing-cycles>2</meta:editing-cycles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